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rsid="00075572" officeooo:paragraph-rsid="00075572"/>
    </style:style>
    <style:style style:name="P2" style:family="paragraph" style:parent-style-name="Text_20_body">
      <style:text-properties style:font-name="Carlito" fo:font-size="15pt" officeooo:rsid="00075572" officeooo:paragraph-rsid="00075572" style:font-size-asian="13.1000003814697pt" style:font-size-complex="15pt"/>
    </style:style>
    <style:style style:name="P3" style:family="paragraph" style:parent-style-name="Text_20_body">
      <style:text-properties style:font-name="Carlito" fo:font-size="15pt" fo:font-weight="bold" officeooo:rsid="00075572" officeooo:paragraph-rsid="00075572" style:font-size-asian="13.1000003814697pt" style:font-weight-asian="bold" style:font-size-complex="15pt" style:font-weight-complex="bold"/>
    </style:style>
    <style:style style:name="P4" style:family="paragraph" style:parent-style-name="Text_20_body">
      <style:text-properties style:font-name="Carlito" fo:font-size="15pt" fo:font-weight="bold" officeooo:rsid="0008f3d8" officeooo:paragraph-rsid="0008f3d8" style:font-size-asian="13.1000003814697pt" style:font-weight-asian="bold" style:font-size-complex="15pt" style:font-weight-complex="bold"/>
    </style:style>
    <style:style style:name="P5" style:family="paragraph" style:parent-style-name="Text_20_body">
      <style:text-properties style:font-name="Carlito" fo:font-size="15pt" fo:font-weight="normal" officeooo:rsid="0008f3d8" officeooo:paragraph-rsid="0008f3d8" style:font-size-asian="13.1000003814697pt" style:font-weight-asian="normal" style:font-size-complex="15pt" style:font-weight-complex="normal"/>
    </style:style>
    <style:style style:name="P6" style:family="paragraph" style:parent-style-name="Title">
      <style:text-properties officeooo:rsid="00075572" officeooo:paragraph-rsid="000755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cumentation</text:p>
      <text:p text:style-name="P1"/>
      <text:p text:style-name="P2">This script is made in python and is used to delete unused directories in the system that only occupy space with no reason.</text:p>
      <text:p text:style-name="P2"/>
      <text:p text:style-name="P2">It uses the <text:span text:style-name="T1">os </text:span><text:span text:style-name="T2">and </text:span><text:span text:style-name="T1">shutil </text:span><text:span text:style-name="T2">libraries.</text:span></text:p>
      <text:p text:style-name="P2"><text:span text:style-name="T2">Functions used in the code:</text:span></text:p>
      <text:p text:style-name="P3"><text:span text:style-name="T2">os.walk(path) → </text:span><text:span text:style-name="T3">this function goes through the files and returns a tuple with:</text:span></text:p>
      <text:p text:style-name="P3"><text:span text:style-name="T3">1. Path of directory/file</text:span></text:p>
      <text:p text:style-name="P3"><text:span text:style-name="T3">2. Subdirectories</text:span></text:p>
      <text:p text:style-name="P3"><text:span text:style-name="T3">3. All the files in the directory</text:span></text:p>
      <text:p text:style-name="P3"><text:span text:style-name="T2">os.listdir(path) → </text:span><text:span text:style-name="T3">this function lists all the files in a specific location.</text:span></text:p>
      <text:p text:style-name="P3"><text:span text:style-name="T2">Shutil.rmtree(path) → </text:span><text:span text:style-name="T3">this functions assists in the deletion of the empty directories.</text:span></text:p>
      <text:p text:style-name="P3"><text:span text:style-name="T3"/></text:p>
      <text:p text:style-name="P4"><text:span text:style-name="T2">Pseudocode</text:span></text:p>
      <text:p text:style-name="P5"><text:span text:style-name="T2">import from </text:span><text:span text:style-name="T4">os</text:span><text:span text:style-name="T2"> library</text:span></text:p>
      <text:p text:style-name="P5"><text:span text:style-name="T2">import from </text:span><text:span text:style-name="T4">shutil</text:span></text:p>
      <text:p text:style-name="P5"><text:span text:style-name="T2">define a function directed to the path of the folder</text:span></text:p>
      <text:p text:style-name="P5"><text:span text:style-name="T2">function analyses the folders in the path</text:span></text:p>
      <text:p text:style-name="P5"><text:span text:style-name="T2">function sees if directories are empty inside the path</text:span></text:p>
      <text:p text:style-name="P5"><text:span text:style-name="T2">if directories are empty, function deletes them</text:span></text:p>
      <text:p text:style-name="P5"><text:span text:style-name="T2">else </text:span></text:p>
      <text:p text:style-name="P5"><text:span text:style-name="T2">they’re not deleted.</text:span></text:p>
      <text:p text:style-name="P3"><text:soft-page-break/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0T19:41:55.883406231</dc:date>
    <meta:editing-duration>PT4M26S</meta:editing-duration>
    <meta:editing-cycles>1</meta:editing-cycles>
    <meta:document-statistic meta:table-count="0" meta:image-count="0" meta:object-count="0" meta:page-count="2" meta:paragraph-count="19" meta:word-count="131" meta:character-count="783" meta:non-whitespace-character-count="670"/>
    <meta:generator>LibreOffice/7.3.4.2$Linux_X86_64 LibreOffice_project/30$Build-2</meta:generator>
  </office:meta>
</office:document-meta>
</file>